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4"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t;P14&gt;J8CM Assembly Language Compiler User's Guide&lt;D&gt;</text:span><text:span text:style-name="T2">&lt;P255&gt;</text:span></text:p>
      <text:p text:style-name="P2"><text:s/>A menu driven compiler for Jay's 8-bit Computer Model.</text:p>
      <text:p text:style-name="P2"><text:s/><text:tab/>The source file must have a ".src" extender. When a filename is entered the ".src" extender is appended automatically. The compiler looks for a file on drive a: named "xinstr.set". This file contains the instruction set mnemonics and their machine language equivalents. <text:s/>On start up the file "xinstr.set" is read into a binary search tree. <text:s/>The <text:s/>file "error.log" is created when compiler is called, any existing error log file is deleted. <text:s/>Pass 1 places labels and their associated values into a binary search tree or symbol tree. <text:s/>The symbol tree is saved using the source filename with a ".sym" extender. <text:s/>Pass 1 also provides some syntax and error checking. <text:s/>If no errors are found pass 2 is enabled.</text:p>
      <text:p text:style-name="P3">Pass 2&lt;D&gt;</text:p>
      <text:p text:style-name="P2"><text:s/>1. Creates an integer file using the source filename and an ".obj" extender. <text:s/>The object file contains the address count, ML instruction code, and the ML instruction <text:tab/> argument.</text:p>
      <text:p text:style-name="P2"><text:s/>2. Writes a line by line comparison of the object and source files to a <text:s/>file using the filename and <text:s/>".sum" extender.</text:p>
      <text:p text:style-name="P2"><text:s/>3. Creates a bootable file using the object filename and the ".ldr" extender.</text:p>
      <text:p text:style-name="P1"><text:span text:style-name="T2"><text:s/></text:span><text:span text:style-name="T1">File Summary&lt;D&gt;</text:span></text:p>
      <text:p text:style-name="P2"><text:tab/> a:error.log <text:s text:c="3"/>- Created during Pass 1. Contains Pass 1 errors. <text:s/>Deleted when compiler is called.</text:p>
      <text:p text:style-name="P2"><text:tab/> a:xinstr.set <text:s text:c="2"/>- Created with "opcoedit.exe". Contains mnemonic to ML data. <text:s/>The instruction <text:tab/><text:tab/><text:tab/>tree is created with "xinstr.set" before the main menu is displayed.</text:p>
      <text:p text:style-name="P2"><text:tab/> &lt;&lt;filename&gt;&gt;.src - Text source file.</text:p>
      <text:p text:style-name="P2"><text:tab/> &lt;&lt;filename&gt;&gt;.sym - Created from &lt;&lt;filename&gt;&gt;.src by Pass 1. Contains the symbol table data.</text:p>
      <text:p text:style-name="P2"><text:tab/> &lt;&lt;filename&gt;&gt;.obj - Created from &lt;&lt;filename&gt;&gt;.src by Pass 2. Contains the address count, ML <text:tab/><text:tab/><text:tab/> <text:tab/><text:tab/> <text:tab/>instruction code, and the ML instruction argument.</text:p>
      <text:p text:style-name="P2"><text:tab/> &lt;&lt;filename&gt;&gt;.sum - Created from &lt;&lt;filename&gt;&gt;.src by Pass 2. Contains summary data. Line by line <text:tab/><text:tab/><text:tab/> comparison of object and source codes.</text:p>
      <text:p text:style-name="P2"><text:tab/> &lt;&lt;filename&gt;&gt;.ldr - Created from &lt;&lt;filename&gt;&gt;.obj at the end of pass 2. <text:s/>Contains an integer listing <text:tab/><text:tab/><text:tab/> for a boot and execute file.</text:p>
      <text:p text:style-name="P1"><text:span text:style-name="T2">&lt;$TBrkPage=B&gt;</text:span><text:span text:style-name="T1"> J8CM Assembly Language Compiler Bugs&lt;D&gt;</text:span></text:p>
      <text:p text:style-name="P2">Pass 1 errors if labels contain instruction mnemonic substrings. (i.e. if STOP is used as a label it will produce a pass 1 error - illegal label. The STO instruction produces a match when the instruction tree is searched, generating the error.)</text:p>
      <text:p text:style-name="P2">If pass 1 errors with an invalid end argument and there appears to be nothing wrong with the source code, try going to end of the text and entering return. <text:s/>Then save the file and re-compile.</text:p>
      <text:p text:style-name="P2">String processing problems. <text:s/>Sometimes erroneous data gets into label strings in the symbol table. <text:s/>If this happens it can be fixed by changing the #define WORDLEN 47 statement in the file "j8cm_alc.cpp" and re-compiling(assuming you have Borland C++). <text:s/>Changing the 47 in increments of +/-2 seems to work best.</text:p>
      <text:p text:style-name="P2">Another symbol table problem occurs when assigning values to labels. <text:s/>After compiling, <text:soft-page-break/>check the symbol table and the summary file to ensure labels are assigned the correct values. <text:s/>If values are incorrect they can be changed by editing the bits in memory or I/O in or you can edit the ".obj" and ".ldr" files with a text editor.</text:p>
      <text:p text:style-name="P2">Post compiler view file routines are unreliable with anything but small source files. Larger files can be viewed with a text editor.</text:p>
      <text:p text:style-name="P2">Although the symbol table and instruction set are loaded into binarysearch trees the compiler program does not balance the trees. An unbalanced tree is less efficient. In fact, the instruction set file editor writes the instruction set file by printing an in-order traversal of the tree it created. This results in the instructions being written in alphabetical order. When the compiler inserts the data into its search tree it will always select the right node because the key of the node read will always be less than the keys of nodes already inserted into the tree. Probably the best solution to this problem is to not worry about the symbol table, but implement code to balance the instruction set tree in the instruction set file editor. The instruction set file should then be written using a level-order traversal of the instruction tree.</text:p>
      <text:p text:style-name="P2"/>
      <text:p text:style-name="P1"><text:span text:style-name="T2">&lt;$TBrkPage=B&gt;</text:span><text:span text:style-name="T1"> j8_oped.cpp&lt;D&gt;</text:span></text:p>
      <text:p text:style-name="P2"><text:tab/>Instruction set file editor for J8 AL Compiler.</text:p>
      <text:p text:style-name="P2"><text:tab/>The file "a:xinstr.set" contains the instruction set translations, this utility is used to create and/or edit that file. For instance, if you prefer the mnemonic CAL to GSB to call a subroutine you can use this utility to change it.</text:p>
      <text:p text:style-name="P2">When "j8_oped.exe" is run user is presented with a main menu.</text:p>
      <text:p text:style-name="P2"><text:tab/><text:tab/>1. new rule tree - initializes the rule tree. Any existing tree in memory is destroyed.&lt;R&gt;<text:tab/><text:tab/>2. add rules&lt;R&gt;<text:tab/><text:tab/>3. delete rules&lt;R&gt;<text:tab/><text:tab/>4. view rules&lt;R&gt;<text:tab/> <text:tab/>5. search rule&lt;R&gt;<text:tab/><text:tab/>6. rule I/O <text:s text:c="5"/>- read or write instruction set file</text:p>
      <text:p text:style-name="P2"><text:tab/>When add rule option is selected user is:&lt;R&gt;<text:tab/> <text:s/>*Prompted to enter op-code - enter 3 letter mnemonic code&lt;R&gt;<text:tab/> <text:s/>*Prompted to enter op-code - decimal ML value&lt;R&gt;<text:tab/> <text:s/>*Prompted to enter number of arguments - enter 0 or 1&lt;R&gt;<text:tab/> <text:s/>*Prompted to add another rule - enter y or n</text:p>
      <text:p text:style-name="P2">Test Files</text:p>
      <text:p text:style-name="P2">test.src <text:tab/>- a file with assorted syntax errors.&lt;R&gt;test1.src<text:tab/> - a file with assorted syntax errors.&lt;R&gt;test2.src<text:tab/>- a file with assorted syntax errors.</text:p>
      <text:p text:style-name="P2">addition.src - source code from Simple Computer handout.&lt;R&gt;multiply.src - source code to take a 2-digit number and multiply it by a 1-digit numb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31" meta:word-count="865" meta:character-count="5307"/>
    <meta:generator>OpenOffice/4.1.3$Win32 OpenOffice.org_project/413m1$Build-9783</meta:generator>
  </office:meta>
</office:document-meta>
</file>